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1)">
            <text:p>sn(21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office:annotation draw:style-name="gr1" draw:text-style-name="P1" svg:width="4.326cm" svg:height="2.951cm" svg:x="7.906cm" svg:y="11.998cm" draw:caption-point-x="-0.61cm" draw:caption-point-y="1.518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er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11T08:04:03.41">
            <text:p>2019/12/11 8:04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H10" table:contains-header="false">
          <table:sort>
            <table:sort-by table:field-number="4" table:data-type="automatic"/>
          </table:sort>
        </table:database-range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2019/12/11</text:date>, <text:time>08:04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11T08:04:01.43</dc:date>
    <dc:creator>iwabuchi ken</dc:creator>
    <meta:editing-duration>PT9H15M56S</meta:editing-duration>
    <meta:editing-cycles>29</meta:editing-cycles>
    <meta:generator>OpenOffice/4.1.3$Win32 OpenOffice.org_project/413m1$Build-9783</meta:generator>
    <meta:document-statistic meta:table-count="1" meta:cell-count="175" meta:object-count="0"/>
    <meta:user-defined meta:name="sheets-banding"/>
    <meta:user-defined meta:name="sheets-original-selection"/>
  </office:meta>
</office:document-meta>
</file>